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8cm" fo:min-width="11.346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draw:layer="layout" draw:type="line" svg:x1="21.182cm" svg:y1="9.42cm" svg:x2="21.182cm" svg:y2="14.832cm" draw:start-shape="id4" draw:start-glue-point="3" svg:d="M21182 9420v5412" svg:viewBox="0 0 1 5413">
          <text:p/>
        </draw:connector>
        <draw:custom-shape draw:style-name="gr4" draw:text-style-name="P4" xml:id="id8" draw:id="id8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5" draw:id="id5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9" draw:id="id9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7" draw:id="id7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4.58cm" svg:y1="10.454cm" svg:x2="16.966cm" svg:y2="9.325cm" draw:start-shape="id5" draw:start-glue-point="5" draw:end-shape="id6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5" draw:start-glue-point="6" draw:end-shape="id7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8" draw:start-glue-point="11" draw:end-shape="id9" draw:end-glue-point="7" svg:d="M8017 8424l2834-1487" svg:viewBox="0 0 2835 1488">
          <text:p/>
        </draw:connector>
        <draw:custom-shape draw:style-name="gr7" draw:text-style-name="P7" draw:layer="layout" svg:width="12.9cm" svg:height="3.4cm" svg:x="13.6cm" svg:y="15.8cm">
          <text:p text:style-name="P1"><text:span text:style-name="T4">Happy! Because I develop my</text:span></text:p>
          <text:p text:style-name="P1"><text:span text:style-name="T4">product by less human power.</text:span></text:p>
          <draw:enhanced-geometry svg:viewBox="0 0 21600 21600" draw:text-areas="800 800 20800 20800" draw:type="round-rectangular-callout" draw:modifiers="19649.4535307341 -19891.561305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6T10:22:29.894052211</dc:date>
    <meta:editing-duration>PT1H58M23S</meta:editing-duration>
    <meta:editing-cycles>155</meta:editing-cycles>
    <meta:generator>LibreOffice/5.4.0.3$Linux_X86_64 LibreOffice_project/40m0$Build-3</meta:generator>
    <meta:document-statistic meta:object-count="15"/>
  </office:meta>
</office:document-meta>
</file>